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81900000250393557787FDFC1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1" svg:font-family="Tahoma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in" fo:margin-left="-0.075in" fo:margin-top="0in" fo:margin-bottom="0in" table:align="left" style:writing-mode="lr-tb"/>
    </style:style>
    <style:style style:name="Table1.A" style:family="table-column">
      <style:table-column-properties style:column-width="1.8729in"/>
    </style:style>
    <style:style style:name="Table1.B" style:family="table-column">
      <style:table-column-properties style:column-width="1.3292in"/>
    </style:style>
    <style:style style:name="Table1.C" style:family="table-column">
      <style:table-column-properties style:column-width="0.3938in"/>
    </style:style>
    <style:style style:name="Table1.D" style:family="table-column">
      <style:table-column-properties style:column-width="2.2451in"/>
    </style:style>
    <style:style style:name="Table1.E" style:family="table-column">
      <style:table-column-properties style:column-width="1.259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middle" fo:background-color="#ffffff" fo:padding-left="0in" fo:padding-right="0.0799in" fo:padding-top="0in" fo:padding-bottom="0in" fo:border="none">
        <style:background-image/>
      </style:table-cell-properties>
    </style:style>
    <style:style style:name="Table1.C1" style:family="table-cell">
      <style:table-cell-properties style:vertical-align="bottom" fo:background-color="#ffffff" fo:padding-left="0in" fo:padding-right="0.0799in" fo:padding-top="0in" fo:padding-bottom="0in" fo:border="none">
        <style:background-image/>
      </style:table-cell-properties>
    </style:style>
    <style:style style:name="Table2" style:family="table">
      <style:table-properties style:width="7.1in" fo:margin-left="-0.075in" fo:margin-top="0in" fo:margin-bottom="0in" table:align="left" style:writing-mode="lr-tb"/>
    </style:style>
    <style:style style:name="Table2.A" style:family="table-column">
      <style:table-column-properties style:column-width="2.2132in"/>
    </style:style>
    <style:style style:name="Table2.B" style:family="table-column">
      <style:table-column-properties style:column-width="0.8833in"/>
    </style:style>
    <style:style style:name="Table2.C" style:family="table-column">
      <style:table-column-properties style:column-width="0.5028in"/>
    </style:style>
    <style:style style:name="Table2.D" style:family="table-column">
      <style:table-column-properties style:column-width="2.0681in"/>
    </style:style>
    <style:style style:name="Table2.E" style:family="table-column">
      <style:table-column-properties style:column-width="0.6257in"/>
    </style:style>
    <style:style style:name="Table2.F" style:family="table-column">
      <style:table-column-properties style:column-width="0.8069in"/>
    </style:style>
    <style:style style:name="Table2.1" style:family="table-row">
      <style:table-row-properties style:min-row-height="0.25in" fo:keep-together="auto"/>
    </style:style>
    <style:style style:name="Table2.A1" style:family="table-cell">
      <style:table-cell-properties style:vertical-align="middle" fo:background-color="#ffffff" fo:padding-left="0in" fo:padding-right="0.0799in" fo:padding-top="0in" fo:padding-bottom="0in" fo:border="none">
        <style:background-image/>
      </style:table-cell-properties>
    </style:style>
    <style:style style:name="Table2.B1" style:family="table-cell">
      <style:table-cell-properties style:vertical-align="bottom" fo:background-color="#ffffff" fo:padding-left="0in" fo:padding-right="0.0799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color="#000000" style:font-name="Tahoma" fo:font-size="10pt" fo:font-style="italic" style:font-size-asian="10pt" style:font-style-asian="italic" style:font-name-complex="Tahoma2" style:font-size-complex="10pt"/>
    </style:style>
    <style:style style:name="P2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3" style:family="paragraph" style:parent-style-name="Standard"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2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name-complex="Tahoma2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7f7f7f" style:font-name="Tahoma" fo:font-size="10pt" fo:font-weight="bold" style:font-size-asian="10pt" style:font-weight-asian="bold" style:font-name-complex="Tahoma2" style:font-size-complex="10pt"/>
    </style:style>
    <style:style style:name="P6" style:family="paragraph" style:parent-style-name="Standard">
      <style:text-properties fo:color="#595959" style:font-name="Tahoma" fo:font-size="10pt" fo:font-style="italic" style:font-size-asian="10pt" style:font-style-asian="italic" style:font-name-complex="Tahoma2" style:font-size-complex="10pt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Tahoma" fo:font-size="10pt" style:font-name-asian="Times New Roman1" style:font-size-asian="10pt" style:font-name-complex="Tahoma2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style:font-name="Tahoma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ahoma2" style:font-size-complex="10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ahoma2" style:font-size-complex="10pt" style:font-weight-complex="bold" style:text-emphasize="none"/>
    </style:style>
    <style:style style:name="P14" style:family="paragraph" style:parent-style-name="Standard" style:master-page-name="Standard">
      <style:paragraph-properties style:page-number="auto"/>
      <style:text-properties style:font-name="Tahoma" fo:font-size="10pt" style:font-size-asian="10pt" style:font-name-complex="Tahoma2" style:font-size-complex="10pt"/>
    </style:style>
    <style:style style:name="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T2" style:family="text">
      <style:text-properties style:text-outline="false" style:text-line-through-style="none" style:text-line-through-type="none" style:font-name="Tahoma1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3" style:family="text">
      <style:text-properties fo:color="#000000" style:font-name="Tahoma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ahoma2" style:font-size-complex="10pt" style:font-weight-complex="bold"/>
    </style:style>
    <style:style style:name="T4" style:family="text">
      <style:text-properties fo:color="#000000" style:font-name="Tahoma" fo:font-size="10pt" style:font-name-asian="Times New Roman1" style:font-size-asian="10pt" style:font-name-complex="Tahoma2" style:font-size-complex="10pt"/>
    </style:style>
    <style:style style:name="T5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weight-complex="bold" style:text-emphasize="none"/>
    </style:style>
    <style:style style:name="T6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style:font-size-asian="10pt" style:font-style-asian="normal" style:font-name-complex="Tahoma2" style:font-size-complex="10pt" style:text-emphasize="none"/>
    </style:style>
    <style:style style:name="T7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style:font-name-asian="Times New Roman1" style:font-size-asian="10pt" style:font-style-asian="normal" style:font-name-complex="Tahoma2" style:font-size-complex="10pt" style:text-emphasize="none"/>
    </style:style>
    <style:style style:name="T10" style:family="text"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weight-complex="normal" style:text-emphasize="none"/>
    </style:style>
    <style:style style:name="T12" style:family="text">
      <style:text-properties style:font-name="Tahoma" fo:font-size="10pt" style:font-size-asian="10pt" style:font-name-complex="Tahoma2" style:font-size-complex="10pt"/>
    </style:style>
    <style:style style:name="T13" style:family="text"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2" style:font-size-complex="10pt"/>
    </style:style>
    <style:style style:name="T14" style:family="text">
      <style:text-properties style:font-name="Tahoma" fo:font-size="10pt" fo:font-weight="bold" style:font-size-asian="10pt" style:font-weight-asian="bold" style:font-name-complex="Tahoma2" style:font-size-complex="10pt" style:font-weight-complex="bold"/>
    </style:style>
    <style:style style:name="T15" style:family="text">
      <style:text-properties fo:color="#7f7f7f" style:font-name="Tahoma" fo:font-size="10pt" fo:font-style="italic" style:font-name-asian="Times New Roman1" style:font-size-asian="10pt" style:font-style-asian="italic" style:font-name-complex="Tahoma2" style:font-size-complex="10pt"/>
    </style:style>
    <style:style style:name="T16" style:family="text">
      <style:text-properties fo:color="#595959" style:font-name="Tahoma" fo:font-size="10pt" fo:font-style="italic" style:font-size-asian="10pt" style:font-style-asian="italic" style:font-name-complex="Tahoma2" style:font-size-complex="10pt"/>
    </style:style>
    <style:style style:name="T17" style:family="text">
      <style:text-properties fo:color="#595959" style:font-name="Tahoma" fo:font-size="10pt" fo:font-style="italic" style:text-underline-style="solid" style:text-underline-width="auto" style:text-underline-color="font-color" fo:font-weight="bold" style:font-name-asian="Times New Roman1" style:font-size-asian="10pt" style:font-style-asian="italic" style:font-weight-asian="bold" style:font-name-complex="Tahoma2" style:font-size-complex="10pt" style:font-style-complex="italic" style:font-weight-complex="bold"/>
    </style:style>
    <style:style style:name="T18" style:family="text">
      <style:text-properties fo:color="#595959" style:font-name="Tahoma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Tahoma2" style:font-size-complex="10pt"/>
    </style:style>
    <style:style style:name="T19" style:family="text">
      <style:text-properties fo:color="#595959" style:font-name="Tahoma" fo:font-size="10pt" fo:font-style="italic" style:font-name-asian="Times New Roman1" style:font-size-asian="10pt" style:font-style-asian="italic" style:font-name-complex="Tahoma2" style:font-size-complex="10pt" style:font-style-complex="italic"/>
    </style:style>
    <style:style style:name="T20" style:family="text">
      <style:text-properties fo:color="#595959" style:font-name="Tahoma" fo:font-size="10pt" fo:font-style="italic" fo:font-weight="bold" style:font-size-asian="10pt" style:font-style-asian="italic" style:font-weight-asian="bold" style:font-name-complex="Tahoma2" style:font-size-complex="10pt" style:font-weight-complex="bold"/>
    </style:style>
    <style:style style:name="T21" style:family="text">
      <style:text-properties fo:color="#595959" style:font-name="Tahoma" fo:font-size="10pt" style:font-size-asian="10pt" style:font-name-complex="Tahoma2" style:font-size-complex="10pt"/>
    </style:style>
    <style:style style:name="T22" style:family="text">
      <style:text-properties fo:color="#595959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Tahoma2" style:font-size-complex="10pt" style:font-weight-complex="bold" style:text-emphasize="none"/>
    </style:style>
    <style:style style:name="T23" style:family="text">
      <style:text-properties fo:color="#595959" style:text-outline="false" style:text-line-through-style="none" style:text-line-through-typ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2" style:font-size-complex="10pt" style:font-weight-complex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4">PHIẾU KIỂM TRA CHẤT LƯỢNG HÀNG NHẬP</text:p>
      <text:p text:style-name="P5">QUALITY ANALYSIS - INBOUND</text:p>
      <text:p text:style-name="P2"/>
      <text:p text:style-name="Standard"><text:span text:style-name="T3">Thông tin lô hàng/</text:span><text:span text:style-name="T17">General Information</text:span></text:p>
      <text:p text:style-name="Standard"><text:span text:style-name="T14">Số GRN/</text:span><text:span text:style-name="T20">GRN No.</text:span><text:span text:style-name="T16">: </text:span><text:span text:style-name="T5"><text:placeholder text:placeholder-type="text">&lt;o.name or ''&gt;</text:placeholder></text:span><text:span text:style-name="T5"><text:tab/><text:tab/></text:span><text:span text:style-name="T11">Ngày kiểm/</text:span><text:span text:style-name="T23">Testing date</text:span><text:span text:style-name="T22">:</text:span><text:span text:style-name="T10"><text:tab/></text:span><text:span text:style-name="T5"><text:placeholder text:placeholder-type="text">&lt;get_datetime(o.date_kcs or '')&gt;</text:placeholder></text:span></text:p>
      <text:p text:style-name="Standard"><text:span text:style-name="T12">Nhà cung cấp/</text:span><text:span text:style-name="T16">Supplier</text:span><text:span text:style-name="T12">: <text:s/></text:span><text:span text:style-name="T5"><text:placeholder text:placeholder-type="text">&lt;o.partner_id and o.partner_id.name or ''&gt;</text:placeholder></text:span></text:p>
      <text:p text:style-name="Standard"><text:span text:style-name="T12">Loại hàng/</text:span><text:span text:style-name="T16">Item Code: </text:span><text:span text:style-name="T5"><text:placeholder text:placeholder-type="text">&lt;o.product_id.default_code or ''&gt;</text:placeholder></text:span><text:span text:style-name="T5"><text:s/><text:tab/><text:tab/><text:tab/></text:span><text:span text:style-name="T8">Nguồn hàng: </text:span><text:span text:style-name="T5"><text:placeholder text:placeholder-type="text">&lt;o.districts_id and o.districts_id.name or ''&gt;</text:placeholder></text:span></text:p>
      <text:p text:style-name="P7"><text:span text:style-name="T6">Net weight: </text:span><text:span text:style-name="T9"><text:placeholder text:placeholder-type="text">&lt;formatLang(o.total_init_qty, 0)&gt;</text:placeholder></text:span></text:p>
      <text:p text:style-name="Standard"><text:span text:style-name="T11">Lượng mẫu phân tích: </text:span><text:span text:style-name="T7"><text:placeholder text:placeholder-type="text">&lt;formatLang(o.kcs_line and o.kcs_line[0].sample_weight or 0,2)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8"><text:span text:style-name="T3">Chất lượng cơ lý/</text:span><text:span text:style-name="T17">Physical Analysis</text:span></text:p>
          </table:table-cell>
          <table:covered-table-cell/>
          <table:table-cell table:style-name="Table1.C1" office:value-type="string">
            <text:p text:style-name="P9"/>
          </table:table-cell>
          <table:table-cell table:style-name="Table1.C1" office:value-type="string">
            <text:p text:style-name="P9"/>
          </table:table-cell>
          <table:table-cell table:style-name="Table1.C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8"><text:span text:style-name="T4">Độ ẩm/</text:span><text:span text:style-name="T19">MC</text:span></text:p>
          </table:table-cell>
          <table:table-cell table:style-name="Table1.A1" office:value-type="string">
            <text:p text:style-name="P10"><text:span text:style-name="T1"><text:placeholder text:placeholder-type="text">&lt;o.kcs_line and formatLang(o.kcs_line[0].mc,2) or 0.0&gt;</text:placeholder></text:span><text:s/>%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<text:span text:style-name="T4">Sàng 18/</text:span><text:span text:style-name="T15">Sc18</text:span></text:p>
          </table:table-cell>
          <table:table-cell table:style-name="Table1.A1" office:value-type="string">
            <text:p text:style-name="P10"><text:span text:style-name="T2"><text:placeholder text:placeholder-type="text">&lt;formatLang(o.kcs_line and (o.kcs_line [0].screen18 + o.kcs_line [0].screen19 + o.kcs_line [0].screen20) or 0,2)&gt;</text:placeholder></text:span>%</text:p>
          </table:table-cell>
        </table:table-row>
        <table:table-row table:style-name="Table1.1">
          <table:table-cell table:style-name="Table1.A1" office:value-type="string">
            <text:p text:style-name="P8"><text:span text:style-name="T4">Tạp chất/</text:span><text:span text:style-name="T19">FM</text:span></text:p>
          </table:table-cell>
          <table:table-cell table:style-name="Table1.A1" office:value-type="string">
            <text:p text:style-name="P10"><text:span text:style-name="T2"><text:placeholder text:placeholder-type="text">&lt;formatLang(o.kcs_line and o.kcs_line[0].fm or 0,2)&gt;</text:placeholder></text:span>%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<text:span text:style-name="T4">Sàng 16/</text:span><text:span text:style-name="T15">Sc16</text:span></text:p>
          </table:table-cell>
          <table:table-cell table:style-name="Table1.A1" office:value-type="string">
            <text:p text:style-name="P10"><text:span text:style-name="T2"><text:placeholder text:placeholder-type="text">&lt;formatLang(o.kcs_line  and o.kcs_line [0].screen16 or 0,2)&gt;</text:placeholder></text:span>%</text:p>
          </table:table-cell>
        </table:table-row>
        <table:table-row table:style-name="Table1.1">
          <table:table-cell table:style-name="Table1.A1" office:value-type="string">
            <text:p text:style-name="P8"><text:span text:style-name="T4">Đen/</text:span><text:span text:style-name="T19">Black</text:span></text:p>
          </table:table-cell>
          <table:table-cell table:style-name="Table1.A1" office:value-type="string">
            <text:p text:style-name="P10"><text:span text:style-name="T2"><text:placeholder text:placeholder-type="text">&lt;formatLang(o.kcs_line and o.kcs_line[0].black or 0,2)&gt;</text:placeholder></text:span>%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<text:span text:style-name="T4">Sàng 13/</text:span><text:span text:style-name="T15">Sc13</text:span></text:p>
          </table:table-cell>
          <table:table-cell table:style-name="Table1.A1" office:value-type="string">
            <text:p text:style-name="P10"><text:span text:style-name="T2"><text:placeholder text:placeholder-type="text">&lt;formatLang(o.kcs_line and o.kcs_line[0].screen13 or 0,2)&gt;</text:placeholder></text:span>%</text:p>
          </table:table-cell>
        </table:table-row>
        <table:table-row table:style-name="Table1.1">
          <table:table-cell table:style-name="Table1.A1" office:value-type="string">
            <text:p text:style-name="P8"><text:span text:style-name="T4">Vỡ/</text:span><text:span text:style-name="T15">Broken</text:span></text:p>
          </table:table-cell>
          <table:table-cell table:style-name="Table1.A1" office:value-type="string">
            <text:p text:style-name="P10"><text:span text:style-name="T2"><text:placeholder text:placeholder-type="text">&lt;formatLang(o.kcs_line and o.kcs_line[0].broken or 0,2)&gt;</text:placeholder></text:span>%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<text:span text:style-name="T4">Dưới s12/</text:span><text:span text:style-name="T15">Below Sc12</text:span></text:p>
          </table:table-cell>
          <table:table-cell table:style-name="Table1.A1" office:value-type="string">
            <text:p text:style-name="P10"><text:span text:style-name="T2"><text:placeholder text:placeholder-type="text">&lt;formatLang(o.kcs_line and o.kcs_line[0].belowsc12 or 0,2)&gt;</text:placeholder></text:span>%</text:p>
          </table:table-cell>
        </table:table-row>
        <table:table-row table:style-name="Table1.1">
          <table:table-cell table:style-name="Table1.A1" office:value-type="string">
            <text:p text:style-name="P8"><text:span text:style-name="T4">Nâu/</text:span><text:span text:style-name="T19">Brown</text:span></text:p>
          </table:table-cell>
          <table:table-cell table:style-name="Table1.A1" office:value-type="string">
            <text:p text:style-name="P10"><text:span text:style-name="T2"><text:placeholder text:placeholder-type="text">&lt;formatLang(o.kcs_line and o.kcs_line[0].brown  or 0,2)&gt;</text:placeholder></text:span>%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<text:span text:style-name="T4">Sâu/</text:span><text:span text:style-name="T15">Eaten</text:span></text:p>
          </table:table-cell>
          <table:table-cell table:style-name="Table1.A1" office:value-type="string">
            <text:p text:style-name="P10"><text:span text:style-name="T2"><text:placeholder text:placeholder-type="text">&lt;formatLang(o.kcs_line and o.kcs_line[0].eaten or 0,2)&gt;</text:placeholder></text:span>%</text:p>
          </table:table-cell>
        </table:table-row>
        <table:table-row table:style-name="Table1.1">
          <table:table-cell table:style-name="Table1.A1" office:value-type="string">
            <text:p text:style-name="P8"><text:span text:style-name="T4">Mốc/</text:span><text:span text:style-name="T19">Mouldy</text:span></text:p>
          </table:table-cell>
          <table:table-cell table:style-name="Table1.A1" office:value-type="string">
            <text:p text:style-name="P10"><text:span text:style-name="T2"><text:placeholder text:placeholder-type="text">&lt;formatLang(o.kcs_line and o.kcs_line[0].mold  or 0,2)&gt;</text:placeholder></text:span>%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<text:span text:style-name="T4">Xanh non/</text:span><text:span text:style-name="T15">Immature</text:span></text:p>
          </table:table-cell>
          <table:table-cell table:style-name="Table1.A1" office:value-type="string">
            <text:p text:style-name="P10"><text:span text:style-name="T2"><text:placeholder text:placeholder-type="text">&lt;formatLang(o.kcs_line and o.kcs_line[0].immature or 0,2)&gt;</text:placeholder></text:span>%</text:p>
          </table:table-cell>
        </table:table-row>
        <table:table-row table:style-name="Table1.1">
          <table:table-cell table:style-name="Table1.A1" office:value-type="string">
            <text:p text:style-name="P8"><text:span text:style-name="T4">Quả/</text:span><text:span text:style-name="T15">Cherry</text:span></text:p>
          </table:table-cell>
          <table:table-cell table:style-name="Table1.A1" office:value-type="string">
            <text:p text:style-name="P10"><text:span text:style-name="T2"><text:placeholder text:placeholder-type="text">&lt;formatLang(o.kcs_line and o.kcs_line[0].cherry  or 0,2)&gt;</text:placeholder></text:span>%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<text:span text:style-name="T4">Bắp/</text:span><text:span text:style-name="T15">Maize</text:span></text:p>
          </table:table-cell>
          <table:table-cell table:style-name="Table1.A1" office:value-type="string">
            <text:p text:style-name="P12"><text:placeholder text:placeholder-type="text">&lt;o.kcs_line and o.kcs_line[0].maize_yn&gt;</text:placeholder></text:p>
          </table:table-cell>
        </table:table-row>
        <text:soft-page-break/>
        <table:table-row table:style-name="Table1.1">
          <table:table-cell table:style-name="Table1.A1" office:value-type="string">
            <text:p text:style-name="P8"><text:span text:style-name="T4">Khác/</text:span><text:span text:style-name="T15">Excelsa- Catimor</text:span></text:p>
          </table:table-cell>
          <table:table-cell table:style-name="Table1.A1" office:value-type="string">
            <text:p text:style-name="P10"><text:span text:style-name="T2"><text:placeholder text:placeholder-type="text">&lt;formatLang(o.kcs_line and o.kcs_line[0].excelsa  or 0,2)&gt;</text:placeholder></text:span>%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<text:span text:style-name="T4">Đá/</text:span><text:span text:style-name="T15">Stone</text:span></text:p>
          </table:table-cell>
          <table:table-cell table:style-name="Table1.A1" office:value-type="string">
            <text:p text:style-name="P12"><text:placeholder text:placeholder-type="text">&lt;o.kcs_line and o.kcs_line[0].stone_count or ''&gt;</text:placeholder></text:p>
          </table:table-cell>
        </table:table-row>
        <table:table-row table:style-name="Table1.1">
          <table:table-cell table:style-name="Table1.A1" office:value-type="string">
            <text:p text:style-name="P8"><text:span text:style-name="T4">Cháy/</text:span><text:span text:style-name="T15">Burned</text:span></text:p>
          </table:table-cell>
          <table:table-cell table:style-name="Table1.A1" office:value-type="string">
            <text:p text:style-name="P10"><text:span text:style-name="T2"><text:placeholder text:placeholder-type="text">&lt;formatLang(o.kcs_line and o.kcs_line[0].burned or 0,2)&gt;</text:placeholder></text:span>%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<text:span text:style-name="T4">Que/</text:span><text:span text:style-name="T15">Stick</text:span></text:p>
          </table:table-cell>
          <table:table-cell table:style-name="Table1.A1" office:value-type="string">
            <text:p text:style-name="P10"><text:s text:c="2"/><text:span text:style-name="T2"><text:placeholder text:placeholder-type="text">&lt;o.kcs_line and o.kcs_line[0].stick_count or ''&gt;</text:placeholder>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1"/>
            <text:p text:style-name="P8"><text:span text:style-name="T3">Ghi chú khác/</text:span><text:span text:style-name="T17">Note</text:span></text:p>
          </table:table-cell>
          <table:table-cell table:style-name="Table2.B1" office:value-type="string">
            <text:p text:style-name="P11"/>
          </table:table-cell>
          <table:table-cell table:style-name="Table2.B1" office:value-type="string">
            <text:p text:style-name="P9"/>
          </table:table-cell>
          <table:table-cell table:style-name="Table2.B1" office:value-type="string">
            <text:p text:style-name="P13"/>
          </table:table-cell>
          <table:table-cell table:style-name="Table2.B1" office:value-type="string">
            <text:p text:style-name="P9"/>
          </table:table-cell>
          <table:table-cell table:style-name="Table2.B1" office:value-type="string">
            <text:p text:style-name="P9"/>
          </table:table-cell>
        </table:table-row>
      </table:table>
      <text:p text:style-name="P2"/>
      <text:p text:style-name="P3"/>
      <text:p text:style-name="Standard"><text:span text:style-name="T13">Chữ ký xác nhận/</text:span><text:span text:style-name="T18">Signatures</text:span></text:p>
      <text:p text:style-name="Standard"><text:span text:style-name="T12">Người kiểm/</text:span><text:span text:style-name="T16">KCS:</text:span><text:span text:style-name="T21"> </text:span><text:span text:style-name="T12"><text:tab/><text:tab/><text:tab/><text:tab/><text:tab/>Chữ ký/</text:span><text:span text:style-name="T16">Signature</text:span><text:span text:style-name="T12"> _______________________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ahoma1" svg:font-family="Tahoma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style:font-name="Tahoma" fo:font-size="10pt" fo:font-style="italic" style:font-size-asian="10pt" style:font-style-asian="italic" style:font-name-complex="Tahoma2" style:font-size-complex="10pt"/>
    </style:style>
    <style:style style:name="M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8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0.0445in" svg:y="-0.25in" svg:width="2.4118in" svg:height="0.689in" draw:z-index="1"><draw:image xlink:href="Pictures/100000000000081900000250393557787FDFC17A.png" xlink:type="simple" xlink:show="embed" xlink:actuate="onLoad" loext:mime-type="image/x-vclgraphic"/></draw:frame></text:p>
      </style:header>
      <style:footer>
        <text:p text:style-name="MP1">Page 1/1</text:p>
        <text:p text:style-name="MP1">Printed by <text:span text:style-name="MT1"><text:placeholder text:placeholder-type="text">&lt;get_printf()&gt;</text:placeholder></text:span><text:s/></text:p>
        <text:p text:style-name="MP1">at <text:span text:style-name="MT1"><text:placeholder text:placeholder-type="text">&lt;get_printf_dates()&gt;</text:placeholder></text:span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ong Tien</meta:initial-creator>
    <meta:editing-cycles>215</meta:editing-cycles>
    <meta:creation-date>2016-06-30T04:17:00</meta:creation-date>
    <dc:date>2021-05-12T10:19:48.254805721</dc:date>
    <meta:editing-duration>PT2H37M53S</meta:editing-duration>
    <meta:generator>LibreOffice/6.0.7.3$Linux_X86_64 LibreOffice_project/00m0$Build-3</meta:generator>
    <meta:document-statistic meta:table-count="2" meta:image-count="1" meta:object-count="0" meta:page-count="2" meta:paragraph-count="51" meta:word-count="210" meta:character-count="1952" meta:non-whitespace-character-count="17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